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0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0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9])" office:value-type="float" office:value="1882.7" calcext:value-type="float">
            <text:p>1882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73:.C77])" office:value-type="float" office:value="-1530.52" calcext:value-type="float">
            <text:p>-1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79])" office:value-type="float" office:value="352.18" calcext:value-type="float">
            <text:p>352.18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11:05:08.161491304</dc:date>
    <meta:editing-duration>P3DT18H33M56S</meta:editing-duration>
    <meta:editing-cycles>488</meta:editing-cycles>
    <meta:generator>LibreOffice/7.3.6.2$Linux_X86_64 LibreOffice_project/30$Build-2</meta:generator>
    <meta:document-statistic meta:table-count="8" meta:cell-count="1787" meta:object-count="0"/>
  </office:meta>
</office:document-meta>
</file>